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Tag</text:p>
      <text:p text:style-name="Standard">Heute GUI neu geordnet. Und box gebaut. Morgen Code neu erfinden, damit er öffentlich sein kann.</text:p>
      <text:p text:style-name="Standard"/>
      <text:p text:style-name="Standard">2.Tag </text:p>
      <text:p text:style-name="Standard">USB rumgelesen, versucht Code umzuentwickeln ohne Fortschritte(nennenswerte), Beschlossen, dass Analoginputs unnötg sind, IBMP mail und sport zeug gemacht. Elektronik gezeichnet für Arduino Chip zeug. Morgen: Code Verändern</text:p>
      <text:p text:style-name="Standard"/>
      <text:p text:style-name="Standard">3.Tag</text:p>
      <text:p text:style-name="Standard">Box fertiggebaut, Bugs behoben im Programm, entschieden keine weiteren Treiber zu bauen, sondern nur Programm für weitere Treiber erweiterbar zu machen. </text:p>
      <text:p text:style-name="Standard">Morgen: BUG: Devices die leere PropertyListen haben nicht anzeigen</text:p>
      <text:p text:style-name="Standard"><text:tab/>Welcher Button gedrückt wurde im GUI anzeigen</text:p>
      <text:p text:style-name="Standard"><text:tab/>Coding verändern, BUG: 10 mit wert 1024 ist wie Analog 11</text:p>
      <text:p text:style-name="Standard"><text:tab/>BUG Bei Lade Bildschirm muss Knopf Open sagen nicht Speichern</text:p>
      <text:p text:style-name="Standard"><text:tab/>Doku machen ←?!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40:46.51</meta:creation-date>
    <dc:date>2014-11-05T17:10:14.23</dc:date>
    <meta:editing-duration>PT18M52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107" meta:character-count="738"/>
  </office:meta>
</office:document-meta>
</file>